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9pt" fo:font-weight="bold" style:font-size-asian="9pt" style:font-weight-asian="bold" style:font-size-complex="9pt" style:font-weight-complex="bold"/>
    </style:style>
    <style:style style:name="P2" style:family="paragraph" style:parent-style-name="Standard">
      <style:text-properties style:font-name="Verdana" fo:font-size="9pt" style:font-size-asian="9pt" style:font-size-complex="14pt"/>
    </style:style>
    <style:style style:name="P3" style:family="paragraph" style:parent-style-name="Standard">
      <style:text-properties style:font-name="Verdana" fo:font-size="9pt" fo:font-weight="normal" style:font-size-asian="9pt" style:font-weight-asian="normal" style:font-size-complex="14pt" style:font-weight-complex="normal"/>
    </style:style>
    <style:style style:name="P4" style:family="paragraph" style:parent-style-name="Standard">
      <style:paragraph-properties fo:text-align="start" style:justify-single-word="false"/>
      <style:text-properties style:font-name="Verdana" fo:font-size="9pt" fo:font-weight="normal" style:font-size-asian="9pt" style:font-weight-asian="normal" style:font-size-complex="9pt" style:font-weight-complex="normal"/>
    </style:style>
    <style:style style:name="P5" style:family="paragraph" style:parent-style-name="Standard">
      <style:paragraph-properties fo:text-align="center" style:justify-single-word="false"/>
      <style:text-properties style:font-name="Verdana" fo:font-size="9pt" fo:font-weight="bold"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Verdana" fo:font-size="9pt" style:text-underline-style="none" fo:font-weight="bold" style:font-size-asian="9pt" style:font-weight-asian="bold" style:font-size-complex="9pt" style:font-weight-complex="bold"/>
    </style:style>
    <style:style style:name="P7" style:family="paragraph" style:parent-style-name="Standard">
      <style:paragraph-properties fo:text-align="center" style:justify-single-word="false"/>
      <style:text-properties style:font-name="Verdana" fo:font-size="9pt" fo:font-style="normal" style:text-underline-style="none" fo:font-weight="bold" style:font-size-asian="9pt" style:font-style-asian="normal" style:font-weight-asian="bold" style:font-size-complex="9pt" style:font-style-complex="normal" style:font-weight-complex="bold"/>
    </style:style>
    <style:style style:name="P8"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11" style:family="paragraph" style:parent-style-name="Standard">
      <style:paragraph-properties fo:margin-left="0in" fo:margin-right="0in" fo:text-align="center" style:justify-single-word="false" fo:text-indent="0.5in" style:auto-text-indent="false"/>
      <style:text-properties style:font-name="Verdana" fo:font-size="18pt" style:text-underline-style="solid" style:text-underline-width="auto" style:text-underline-color="font-color" style:font-size-asian="18pt" style:font-size-complex="18pt"/>
    </style:style>
    <style:style style:name="P12" style:family="paragraph" style:parent-style-name="Standard" style:master-page-name="Standard">
      <style:paragraph-properties fo:text-align="center" style:justify-single-word="false" style:page-number="auto"/>
      <style:text-properties style:font-name="Verdana" fo:font-size="28pt" style:text-underline-style="solid" style:text-underline-width="auto" style:text-underline-color="font-color" style:font-size-asian="28pt" style:font-size-complex="24pt"/>
    </style:style>
    <style:style style:name="P13" style:family="paragraph" style:parent-style-name="Standard">
      <style:paragraph-properties fo:text-align="start" style:justify-single-word="false"/>
      <style:text-properties style:font-name="Verdana" fo:font-size="9pt" fo:font-style="normal" style:text-underline-style="none"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center" style:justify-single-word="false"/>
      <style:text-properties style:font-name="Verdana" fo:font-size="9pt" fo:font-style="normal" style:text-underline-style="none" fo:font-weight="bold" style:font-size-asian="9pt" style:font-style-asian="normal" style:font-weight-asian="bold" style:font-size-complex="9pt" style:font-style-complex="normal" style:font-weight-complex="bold"/>
    </style:style>
    <style:style style:name="T1" style:family="text">
      <style:text-properties style:font-name="Verdana"/>
    </style:style>
    <style:style style:name="T2" style:family="text">
      <style:text-properties style:font-name="Verdana" fo:font-size="14pt" style:font-size-asian="14pt" style:font-size-complex="14pt"/>
    </style:style>
    <style:style style:name="T3" style:family="text">
      <style:text-properties style:font-name="Verdana" fo:font-size="9pt" style:font-size-asian="9pt" style:font-size-complex="14pt"/>
    </style:style>
    <style:style style:name="T4" style:family="text">
      <style:text-properties style:font-name="Verdana" fo:font-size="9pt" fo:font-weight="bold" style:font-size-asian="9pt" style:font-weight-asian="bold" style:font-size-complex="14pt"/>
    </style:style>
    <style:style style:name="T5" style:family="text">
      <style:text-properties style:font-name="Verdana" fo:font-size="9pt" fo:font-weight="bold" style:font-size-asian="9pt" style:font-weight-asian="bold" style:font-size-complex="14pt" style:font-weight-complex="bold"/>
    </style:style>
    <style:style style:name="T6" style:family="text">
      <style:text-properties style:font-name="Verdana" fo:font-size="9pt" fo:font-weight="normal" style:font-size-asian="9pt" style:font-weight-asian="normal" style:font-size-complex="14pt" style:font-weight-complex="normal"/>
    </style:style>
    <style:style style:name="T7" style:family="text">
      <style:text-properties style:font-name="Verdana" fo:font-weight="normal" style:font-weight-asian="normal" style:font-weight-complex="normal"/>
    </style:style>
    <style:style style:name="T8" style:family="text">
      <style:text-properties fo:font-size="9pt" style:font-size-asian="9pt" style:font-size-complex="9pt"/>
    </style:style>
    <style:style style:name="T9" style:family="text">
      <style:text-properties fo:font-size="9pt" fo:font-weight="normal" style:font-size-asian="9pt" style:font-weight-asian="normal" style:font-size-complex="9pt" style:font-weight-complex="normal"/>
    </style:style>
    <style:style style:name="T10"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11" style:family="text">
      <style:text-properties fo:font-size="9pt" style:text-underline-style="solid" style:text-underline-width="auto" style:text-underline-color="font-color" style:font-size-asian="9pt" style:font-size-complex="9pt"/>
    </style:style>
    <style:style style:name="T12" style:family="text">
      <style:text-properties fo:font-size="9pt" style:text-underline-style="none" fo:font-weight="normal" style:font-size-asian="9pt" style:font-weight-asian="normal" style:font-size-complex="9pt" style:font-weight-complex="normal"/>
    </style:style>
    <style:style style:name="T13" style:family="text">
      <style:text-properties fo:font-size="9pt" style:text-underline-style="none" style:font-size-asian="9pt" style:font-size-complex="9pt"/>
    </style:style>
    <style:style style:name="T14" style:family="text">
      <style:text-properties fo:font-size="9pt" style:text-underline-style="none" fo:font-weight="bold" style:font-size-asian="9pt" style:font-weight-asian="bold" style:font-size-complex="9pt" style:font-weight-complex="bold"/>
    </style:style>
    <style:style style:name="T15" style:family="text">
      <style:text-properties fo:font-size="9pt" fo:font-style="italic" style:text-underline-style="none" fo:font-weight="normal" style:font-size-asian="9pt" style:font-style-asian="italic" style:font-weight-asian="normal" style:font-size-complex="9pt" style:font-style-complex="italic" style:font-weight-complex="normal"/>
    </style:style>
    <style:style style:name="T16"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17" style:family="text">
      <style:text-properties fo:font-size="9pt" fo:font-style="normal" style:text-underline-style="none" style:font-size-asian="9pt" style:font-style-asian="normal" style:font-size-complex="9pt" style:font-style-complex="normal"/>
    </style:style>
    <style:style style:name="T1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XSP Tutorial</text:p>
      <text:p text:style-name="P11">About</text:p>
      <text:p text:style-name="Standard"><text:span text:style-name="T2"><text:tab/></text:span><text:span text:style-name="T4">Ex</text:span><text:span text:style-name="T3">tensive </text:span><text:span text:style-name="T4">S</text:span><text:span text:style-name="T3">erver </text:span><text:span text:style-name="T4">P</text:span><text:span text:style-name="T3">ath (or </text:span><text:span text:style-name="T4">XSP</text:span><text:span text:style-name="T3">) is an amalgam of XPath and XML that was written in PHP, and was inspired by XQuery and MySQL. It aims to improve the way coders use XML for storage of data by using a query-like syntax similar to MySQL to create and retrieve data. It was created by Paul T. Shannon Jr. (me) in 2012 and is available as free, open-source software under the GNU Public License.<text:line-break/><text:tab/>The language has a very basic, easy-to-understand syntax that is both very efficient and easy to learn. XSP is currently in its developing stages and right now is at an ‘alpha’ build meant mainly for testing purposes. PHP must be installed on the developer’s system in order to run XSP, since that is what it was written in.<text:line-break/><text:tab/>Usage of the language is very easy-to-understand, and can provide a lot of shortcuts that would ordinarily require a lot of code to complete. The code package comes with an XSP console (also written in PHP), that provides real-time actions and results.<text:line-break/><text:tab/>This tutorial aims to provide a straight-forward, beginner's guide to using the new language. Please donate to help us fund this project. Documentation should be included with this web application. If not, then please contact me.</text:span></text:p>
      <text:p text:style-name="Standard"><text:span text:style-name="T3"><text:tab/></text:span><text:span text:style-name="T5">** </text:span><text:span text:style-name="T6">It is highly recommended that you have some knowledge of XPath and XML before attempting XSP.</text:span><text:span text:style-name="T5"> **</text:span></text:p>
      <text:p text:style-name="P2"><text:tab/>First, we'll start off with something simple: using XSP to create an XML file.</text:p>
      <text:p text:style-name="P3"/>
      <text:p text:style-name="P8">1. Creating and Deleting Files</text:p>
      <text:p text:style-name="P1"><text:span text:style-name="T1"><text:tab/></text:span><text:span text:style-name="T7">Creating a file is probably the easiest thing to understand in XSP. The syntax is as follows:</text:span></text:p>
      <text:p text:style-name="P5">create filename.xml with root(element)</text:p>
      <text:p text:style-name="P4"><text:tab/>This creates the filename.xml file (you may replace filename with whatever you wish to name your file), and its root element will be, in this case, element (which is also interchangeable). Simple enough to understand, and gets to the point quickly.</text:p>
      <text:p text:style-name="P1"><text:span text:style-name="T7"><text:tab/></text:span><text:span text:style-name="T1">Note:</text:span><text:span text:style-name="T7"> Raw XML files will not generate with an XSLT stylesheet. You must use XSP classes for that, or create and implement one yourself.</text:span></text:p>
      <text:p text:style-name="P1"><text:span text:style-name="T7"><text:tab/>XSP also comes packaged with a “memory.xml” file. It's not there at first, but after you run your first command, it will auto-generate. In this case, our first command is the </text:span><text:span text:style-name="T1">create</text:span><text:span text:style-name="T7"> command, so this gets added to the memory:</text:span></text:p>
      <text:p text:style-name="P5">{created:filename.xml}</text:p>
      <text:p text:style-name="P1"><text:span text:style-name="T7"><text:tab/>The entire memory dump exists inside of a single tag, called </text:span><text:span text:style-name="T1">memory</text:span><text:span text:style-name="T7">. It's a little messy, but it works. The application does reference the memory file from time to time, mainly for variables and conditional statements. It will be used more and more in the future versions of XSP.</text:span></text:p>
      <text:p text:style-name="P4"><text:soft-page-break/><text:tab/>Deleting the file is even easier. You can always go through and do it manually, but XSP is nice enough to do it for you. The syntax is as follows:</text:p>
      <text:p text:style-name="P5">delete filename.xml</text:p>
      <text:p text:style-name="P4"><text:tab/>There, simple enough, and doesn't take up a whole lot of room. So now that you know how to create and delete files, next we're going to look at storing and retrieving information from them.</text:p>
      <text:p text:style-name="P4"/>
      <text:p text:style-name="P8">2. Retrieving and Storing Information</text:p>
      <text:p text:style-name="P10"><text:tab/><text:span text:style-name="T8">Say that you want to print out the value of a specific node in an XML file. In PHP, it would take an intermediate understanding of their XML API. With XSP, however, retrieving information from an XML node couldn't be easier. The syntax is as follows:</text:span></text:p>
      <text:p text:style-name="P5">select //element from example.xml</text:p>
      <text:p text:style-name="P9"><text:span text:style-name="T9"><text:tab/>This prints the </text:span><text:span text:style-name="T10">value</text:span><text:span text:style-name="T12"> of the “element” node, and outputs it to the client on the web page. This is NOT the equivalent to a “return” statement in programming, as it simply prints it out, and does not store the value anywhere. For this, you use the </text:span><text:span text:style-name="T13">return</text:span><text:span text:style-name="T12"> command. The syntax to do this is as follows:</text:span></text:p>
      <text:p text:style-name="P6">return //element from example.xml</text:p>
      <text:p text:style-name="P9"><text:span text:style-name="T12"><text:tab/>So the syntax is pretty much the same, you're just using a different command. The difference is that the return command simply returns the value, whereas the </text:span><text:span text:style-name="T13">select</text:span><text:span text:style-name="T12"> command prints it out. This command is useful for storing the value of a node into a PHP variable. It makes manipulating the files and retrieving their information for other applications much easier.</text:span></text:p>
      <text:p text:style-name="P9"><text:span text:style-name="T12"><text:tab/>But what if instead of retrieving the value of a node, you wanted the value of one of its attributes? Simple, then you use the </text:span><text:span text:style-name="T13">get</text:span><text:span text:style-name="T12"> command:</text:span></text:p>
      <text:p text:style-name="P6">get attr @name from //element in example.xml</text:p>
      <text:p text:style-name="P10"><text:span text:style-name="T13"><text:tab/>This </text:span><text:span text:style-name="T11">prints</text:span><text:span text:style-name="T13"> the value of the “name” attribute from the “element” node – it does not return it. To do that, you must use the </text:span><text:span text:style-name="T14">returnattr</text:span><text:span text:style-name="T13"> command:</text:span></text:p>
      <text:p text:style-name="P6">returnattr @name from //element in example.xml</text:p>
      <text:p text:style-name="P9"><text:span text:style-name="T13"><text:tab/></text:span><text:span text:style-name="T12">The syntax is a little different, but this will store the value of an attribute in an outside variable, such as PHP. This also strengthens the user-friendly aspect of XSP.</text:span></text:p>
      <text:p text:style-name="P9"><text:span text:style-name="T12"><text:tab/>Using just these few commands together, you could write some powerful scripts in a very short time. This is what XSP is designed to do for you. If at any time you need help with the commands, remember that XSP is console-friendly. Simply type </text:span><text:span text:style-name="T13">help</text:span><text:span text:style-name="T12"> to get the documentation message.</text:span></text:p>
      <text:p text:style-name="P9"><text:span text:style-name="T12"><text:tab/>Alright, so we've looked into how to </text:span><text:span text:style-name="T15">retrieve</text:span><text:span text:style-name="T16"> data, but what about how to </text:span><text:span text:style-name="T15">store</text:span><text:span text:style-name="T16"> it? Well, lucky for you, XSP comes with an </text:span><text:span text:style-name="T17">append</text:span><text:span text:style-name="T16"> command, to add text (value) to elements, even child nodes, but for right now, we'll stick with adding text:</text:span></text:p>
      <text:p text:style-name="P7">append text “Hello World” to //element in filename.xml</text:p>
      <text:p text:style-name="P9"><text:span text:style-name="T16"><text:tab/>What the above does, is add the text “Hello World” to the element tag in filename.xml. Very useful for applications such as database storage, or even just holding something temporarily. Say that </text:span><text:soft-page-break/><text:span text:style-name="T16">you wanna add more tags on to your file from the script, though. Maybe you've added in a new field to your program that requires something like a student's grade. Easy, simply do it like this:</text:span></text:p>
      <text:p text:style-name="P7">append element grade to //student in classlist.xml</text:p>
      <text:p text:style-name="P13"><text:tab/>The above command generates a “grade” node underneath the student node, as a child. You can then use XSP's append command to add text to the new element as needed, as if it were any other element.</text:p>
      <text:p text:style-name="P13"><text:tab/>You can also use XSP to replace the value in a specific node with something else. To do this, you use the <text:span text:style-name="T18">change</text:span> command:</text:p>
      <text:p text:style-name="P7">change nodeValue of //elem to "new value" in example.xml</text:p>
      <text:p text:style-name="P13"><text:tab/>This command will change the text inside of the elem node to “new value” in the example.xml file. <text:span text:style-name="T18">Note:</text:span> “nodeValue” does not require camel-case formatting; it will work in any cas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verRat</meta:initial-creator>
    <meta:editing-cycles>50</meta:editing-cycles>
    <meta:creation-date>2013-01-09T20:24:00</meta:creation-date>
    <dc:date>2013-07-31T13:14:24.15</dc:date>
    <meta:editing-duration>PT3H12M2S</meta:editing-duration>
    <meta:generator>OpenOffice.org/3.4.1$Win32 OpenOffice.org_project/341m1$Build-9593</meta:generator>
    <meta:document-statistic meta:table-count="0" meta:image-count="0" meta:object-count="0" meta:page-count="3" meta:paragraph-count="36" meta:word-count="1044" meta:character-count="59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